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73.433 +- 5.302 <text:s text:c="5"/>40.8 +- 1.08 <text:s text:c="4"/>20 sonycamunc</text:p>
      <text:p text:style-name="Standard">77.168 +- 5.734 <text:s text:c="5"/>41 <text:s text:c="2"/>+- 1.48 <text:s text:c="5"/>4 nokialumia</text:p>
      <text:p text:style-name="Standard">65.315 +-12.519 <text:s text:c="5"/>42 <text:s text:c="2"/>+- 1 <text:s text:c="7"/>26 nokiadispos</text:p>
      <text:p text:style-name="Standard">78.912 +-35.998 <text:s text:c="5"/>42.3 +- 4.8 <text:s text:c="5"/>53 iosperpos</text:p>
      <text:p text:style-name="Standard">73.331 +-61.343 <text:s text:c="5"/>42.9 +- 5.5 <text:s text:c="5"/>55 iosperneg</text:p>
      <text:p text:style-name="Standard">57.567 +- 5.893 <text:s text:c="5"/>43.4 +- 0.92 <text:s text:c="4"/>41 nokiaperpos</text:p>
      <text:p text:style-name="Standard">44.862 +- 4.978 <text:s text:c="5"/>45.7 +- 2.05 <text:s text:c="4"/>46 nokiaperneg</text:p>
      <text:p text:style-name="Standard">44.433 +-17.868 <text:s text:c="5"/>46.3 +- 3.93 <text:s text:c="4"/>31 nokiadisneg</text:p>
      <text:p text:style-name="Standard">41.012 +-14.05 <text:s text:c="6"/>46.5 +- 1.8 <text:s text:c="5"/>11 nokiacampos</text:p>
      <text:p text:style-name="Standard">43.441 +- 5.891 <text:s text:c="5"/>47.1 +- 1.64 <text:s text:c="4"/>51 nokiaperunc</text:p>
      <text:p text:style-name="Standard">39.427 +-13.815 <text:s text:c="5"/>48.2 +- 2.18 <text:s text:c="4"/>36 nokiadisunc</text:p>
      <text:p text:style-name="Standard">29.136 +-14.662 <text:s text:c="5"/>50.2 +- 1.33 <text:s text:c="4"/>35 sonydisunc</text:p>
      <text:p text:style-name="Standard"><text:s/>0 <text:s text:c="4"/>+- 0 <text:s text:c="9"/>52.4 +- 2.58 <text:s text:c="4"/>50 sonyperunc</text:p>
      <text:p text:style-name="Standard"><text:s/>0 <text:s text:c="4"/>+- 0 <text:s text:c="9"/>52.6 +- 2.8 <text:s text:c="5"/>30 sonydisneg</text:p>
      <text:p text:style-name="Standard">15.539 +-19.126 <text:s text:c="5"/>53 <text:s text:c="2"/>+- 2.83 <text:s text:c="4"/>16 nokiacamneg</text:p>
      <text:p text:style-name="Standard"><text:s/>7.402 +-14.805 <text:s text:c="5"/>53.4 +- 2.29 <text:s text:c="4"/>21 nokiacamunc</text:p>
      <text:p text:style-name="Standard"><text:s/>0 <text:s text:c="4"/>+- 0 <text:s text:c="9"/>53.8 +- 2.4 <text:s text:c="5"/>45 sonyperneg</text:p>
      <text:p text:style-name="Standard"><text:s/>0 <text:s text:c="4"/>+- 0 <text:s text:c="9"/>54.9 +- 1.7 <text:s text:c="5"/>40 sonyperpos</text:p>
      <text:p text:style-name="Standard"><text:s/>0 <text:s text:c="4"/>+- 0 <text:s text:c="9"/>55.3 +- 1.35 <text:s text:c="4"/>15 sonycamneg</text:p>
      <text:p text:style-name="Standard"><text:s/>2.796 +- 8.387 <text:s text:c="5"/>57.5 +- 1.5 <text:s text:c="5"/>57 iosperu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er Tanner</meta:initial-creator>
    <meta:creation-date>2015-04-03T07:54:02</meta:creation-date>
    <meta:document-statistic meta:table-count="0" meta:image-count="0" meta:object-count="0" meta:page-count="1" meta:paragraph-count="20" meta:word-count="151" meta:character-count="1026"/>
    <dc:date>2015-04-10T07:03:53</dc:date>
    <dc:creator>Skyler Tanner</dc:creator>
    <meta:editing-duration>P6DT22H54M17S</meta:editing-duration>
    <meta:editing-cycles>1</meta:editing-cycles>
    <meta:generator>OpenOffice.org/3.4.1$Unix OpenOffice.org_project/341m1$Build-9593</meta:generator>
  </office:meta>
</office:document-meta>
</file>